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ooky <text:s/>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DA – Masterpiec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o am I</text:p>
              </text:list-item>
              <text:list-item>
                <text:p>What is Nooky project</text:p>
              </text:list-item>
              <text:list-item>
                <text:p>Wireframe</text:p>
              </text:list-item>
              <text:list-item>
                <text:p>Entities</text:p>
              </text:list-item>
              <text:list-item>
                <text:p>Entities relationships</text:p>
              </text:list-item>
              <text:list-item>
                <text:p>MCD</text:p>
              </text:list-item>
              <text:list-item>
                <text:p>UML</text:p>
              </text:list-item>
              <text:list-item>
                <text:p>S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o am I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at is Nooky Project ?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irefram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 relationships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MCD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UML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Stack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2:01:36.458000000</meta:creation-date>
    <dc:date>2024-02-02T12:07:44.786000000</dc:date>
    <meta:editing-duration>PT6M9S</meta:editing-duration>
    <meta:editing-cycles>1</meta:editing-cycles>
    <meta:document-statistic meta:object-count="73"/>
    <meta:generator>LibreOffice/7.6.2.1$Windows_X86_64 LibreOffice_project/56f7684011345957bbf33a7ee678afaf4d2ba333</meta:generator>
  </office:meta>
</office:document-meta>
</file>